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2">
      <style:text-properties officeooo:rsid="0022a7ea" officeooo:paragraph-rsid="0022a7ea"/>
    </style:style>
    <style:style style:name="P2" style:family="paragraph" style:parent-style-name="Heading_20_1">
      <style:paragraph-properties fo:text-align="start" style:justify-single-word="false"/>
      <style:text-properties officeooo:rsid="0022a7ea" officeooo:paragraph-rsid="0022a7ea"/>
    </style:style>
    <style:style style:name="P3" style:family="paragraph" style:parent-style-name="Text_20_body">
      <style:paragraph-properties fo:text-align="start" style:justify-single-word="false"/>
      <style:text-properties officeooo:paragraph-rsid="0022a7ea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000000" style:height="100%" style:style="solid"/>
          <style:column style:rel-width="5527*" fo:start-indent="0cm" fo:end-indent="0.249cm"/>
          <style:column style:rel-width="4111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iddle Of The Sphinx</text:h>
      <text:h text:style-name="P1" text:outline-level="2">A <text:s text:c="2"/>D</text:h>
      <text:h text:style-name="Heading_20_3" text:outline-level="3">Who's idea of liberty,</text:h>
      <text:p text:style-name="P3">I've signed no contract to society</text:p>
      <text:p text:style-name="P3">Whats done is already done, but, Throw away your bible and your gun</text:p>
      <text:p text:style-name="P3">It's a violation of the constitution, A reincarnation of an institution</text:p>
      <text:p text:style-name="P3">Who's, freedom to choose, Mine, well I must be blind</text:p>
      <text:p text:style-name="P3">Cos its not a bit like every body thinks, An easy answer to the riddle of the sphinx</text:p>
      <text:p text:style-name="P3">You can kid me that I'll be missed, But don't kid me I don't exist</text:p>
      <text:h text:style-name="P1" text:outline-level="2">E <text:s text:c="2"/>D, <text:s text:c="2"/>A</text:h>
      <text:section text:style-name="Sect1" text:name="Section1">
        <text:p text:style-name="P3">Time after time</text:p>
        <text:p text:style-name="P3">Day after day</text:p>
        <text:p text:style-name="P3">time after time</text:p>
        <text:p text:style-name="P3">day after day</text:p>
      </text:section>
      <text:p text:style-name="P3">Way after way</text:p>
      <text:p text:style-name="P3">They make me pay</text:p>
      <text:p text:style-name="P3"/>
      <text:h text:style-name="Heading_20_3" text:outline-level="3">A pat on the back for a first offender,</text:h>
      <text:p text:style-name="P3">Law and order, the great pretender</text:p>
      <text:p text:style-name="P3">take a look in a history book, it doesn't have to be a mystery</text:p>
      <text:p text:style-name="P3">look it's happening now and you just let it, you sit there so appathetic</text:p>
      <text:p text:style-name="P3">I want to walk out on the pavement, I don't want to talk it out with the government</text:p>
      <text:p text:style-name="P3">Three cheers for the welfare state, Who give it to me on a silver plate</text:p>
      <text:p text:style-name="P3">10 out of 10 for a perfect doctrine, 10 out of 10 if you throw it in the dustbin</text:p>
      <text:p text:style-name="P3"/>
      <text:p text:style-name="P3">Time after time ...</text:p>
      <text:p text:style-name="P3"/>
      <text:p text:style-name="P3">solo</text:p>
      <text:p text:style-name="P3"/>
      <text:p text:style-name="P3">Time after time 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1:13:45.013755693</meta:creation-date>
    <dc:title>SongSheet</dc:title>
    <meta:editing-cycles>2</meta:editing-cycles>
    <meta:generator>LibreOffice/7.6.4.1$MacOSX_AARCH64 LibreOffice_project/e19e193f88cd6c0525a17fb7a176ed8e6a3e2aa1</meta:generator>
    <meta:editing-duration>PT7M40S</meta:editing-duration>
    <dc:date>2025-04-14T21:21:24.746496330</dc:date>
    <meta:document-statistic meta:table-count="0" meta:image-count="0" meta:object-count="0" meta:page-count="1" meta:paragraph-count="26" meta:word-count="209" meta:character-count="999" meta:non-whitespace-character-count="810"/>
    <meta:template xlink:type="simple" xlink:actuate="onRequest" xlink:title="SongSheet" xlink:href="../../../../Library/Application%20Support/LibreOffice/4/user/template/SongSheet.ott" meta:date="2025-04-14T21:13:44.901598123"/>
  </office:meta>
</office:document-meta>
</file>